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3354in"/>
    </style:style>
    <style:style style:name="co10" style:family="table-column">
      <style:table-column-properties fo:break-before="auto" style:column-width="1.0535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6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Length (mm)</text:p>
          </table:table-cell>
          <table:table-cell table:style-name="ce3" office:value-type="string" calcext:value-type="string">
            <text:p>Arduino Support</text:p>
          </table:table-cell>
          <table:table-cell table:style-name="ce3" office:value-type="string" calcext:value-type="string">
            <text:p>Pi Support</text:p>
          </table:table-cell>
          <table:table-cell table:style-name="ce3" office:value-type="string" calcext:value-type="string">
            <text:p>Accel</text:p>
          </table:table-cell>
          <table:table-cell table:style-name="ce3" office:value-type="string" calcext:value-type="string">
            <text:p>Gyro</text:p>
          </table:table-cell>
          <table:table-cell table:style-name="ce3" office:value-type="string" calcext:value-type="string">
            <text:p>Compass</text:p>
          </table:table-cell>
          <table:table-cell table:style-name="ce3" office:value-type="string" calcext:value-type="string">
            <text:p>Accuracy</text:p>
          </table:table-cell>
          <table:table-cell table:style-name="ce6" office:value-type="string" calcext:value-type="string">
            <text:p>Voltage</text:p>
          </table:table-cell>
          <table:table-cell table:style-name="ce3" office:value-type="string" calcext:value-type="string">
            <text:p>Pins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Onboard DMP</text:p>
          </table:table-cell>
          <table:table-cell table:style-name="ce3" office:value-type="string" calcext:value-type="string">
            <text:p>I2C Address</text:p>
          </table:table-cell>
          <table:table-cell table:style-name="ce3" office:value-type="string" calcext:value-type="string">
            <text:p>Mount Hole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table:number-columns-repeated="1005"/>
        </table:table-row>
        <table:table-row table:style-name="ro1">
          <table:table-cell table:formula="of:=((1-PRICE/50)*10 + (1-'Accuracy'/2)*5 + (VOLTAGE=&quot;3-5&quot;)*5 + (1 - PINS/4)*5 + (ACCEL)*20 + (GYRO)*20 + (COMPASS)*20 + (PISUPPORT)*50 + (DMP)*50)*I2C" office:value-type="float" office:value="160.5" calcext:value-type="float">
            <text:p>160.50</text:p>
          </table:table-cell>
          <table:table-cell office:value-type="string" calcext:value-type="string">
            <text:p>BNO055</text:p>
          </table:table-cell>
          <table:table-cell office:value-type="currency" office:currency="USD" office:value="35" calcext:value-type="currency">
            <text:p>$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learn.adafruit.com/adafruit-bno055-absolute-orientation-sensor/overview</text:p>
          </table:table-cell>
          <table:table-cell office:value-type="string" calcext:value-type="string">
            <text:p>https://github.com/adafruit/Adafruit_Python_BNO055</text:p>
          </table:table-cell>
          <table:table-cell table:number-columns-repeated="1005"/>
        </table:table-row>
        <table:table-row table:style-name="ro1">
          <table:table-cell table:formula="of:=((1-PRICE/50)*10 + (1-'Accuracy'/2)*5 + (VOLTAGE=&quot;3-5&quot;)*5 + (1 - PINS/4)*5 + (ACCEL)*20 + (GYRO)*20 + (COMPASS)*20 + (PISUPPORT)*50 + (DMP)*50)*I2C" office:value-type="float" office:value="132.7" calcext:value-type="float">
            <text:p>132.70</text:p>
          </table:table-cell>
          <table:table-cell office:value-type="string" calcext:value-type="string">
            <text:p>MinIMU-9 v3 Gyro, Accelerometer, and Compass</text:p>
          </table:table-cell>
          <table:table-cell office:value-type="currency" office:currency="USD" office:value="12" calcext:value-type="currency">
            <text:p>$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pololu.com/product/2468</text:p>
          </table:table-cell>
          <table:table-cell table:number-columns-repeated="1006"/>
        </table:table-row>
        <table:table-row table:style-name="ro1">
          <table:table-cell table:formula="of:=((1-PRICE/50)*10 + (1-'Accuracy'/2)*5 + (VOLTAGE=&quot;3-5&quot;)*5 + (1 - PINS/4)*5 + (ACCEL)*20 + (GYRO)*20 + (COMPASS)*20 + (PISUPPORT)*50 + (DMP)*50)*I2C" office:value-type="float" office:value="120" calcext:value-type="float">
            <text:p>120.00</text:p>
          </table:table-cell>
          <table:table-cell office:value-type="string" calcext:value-type="string">
            <text:p>BerryIMU</text:p>
          </table:table-cell>
          <table:table-cell office:value-type="currency" office:currency="USD" office:value="25" calcext:value-type="currency">
            <text:p>$2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ndie.com/products/ozzmaker/berryimu-accelerometer-gyroscope-magnetometer/</text:p>
          </table:table-cell>
          <table:table-cell table:number-columns-repeated="1006"/>
        </table:table-row>
        <table:table-row table:style-name="ro1">
          <table:table-cell table:formula="of:=((1-PRICE/50)*10 + (1-'Accuracy'/2)*5 + (VOLTAGE=&quot;3-5&quot;)*5 + (1 - PINS/4)*5 + (ACCEL)*20 + (GYRO)*20 + (COMPASS)*20 + (PISUPPORT)*50 + (DMP)*50)*I2C" office:value-type="float" office:value="116" calcext:value-type="float">
            <text:p>116.00</text:p>
          </table:table-cell>
          <table:table-cell office:value-type="string" calcext:value-type="string">
            <text:p>MPU-9150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68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formula="of:=((1-PRICE/50)*10 + (1-'Accuracy'/2)*5 + (VOLTAGE=&quot;3-5&quot;)*5 + (1 - PINS/4)*5 + (ACCEL)*20 + (GYRO)*20 + (COMPASS)*20 + (PISUPPORT)*50 + (DMP)*50)*I2C" office:value-type="float" office:value="114.9" calcext:value-type="float">
            <text:p>114.90</text:p>
          </table:table-cell>
          <table:table-cell office:value-type="string" calcext:value-type="string">
            <text:p>MPU-9250</text:p>
          </table:table-cell>
          <table:table-cell office:value-type="currency" office:currency="USD" office:value="13" calcext:value-type="currency">
            <text:p>$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Diymall%C2%AE-Mpu-9250-Nine-axis-Attitude-Acceleration/dp/B00OPNUO9U</text:p>
          </table:table-cell>
          <table:table-cell table:number-columns-repeated="1006"/>
        </table:table-row>
        <table:table-row table:style-name="ro1">
          <table:table-cell table:formula="of:=((1-PRICE/50)*10 + (1-'Accuracy'/2)*5 + (VOLTAGE=&quot;3-5&quot;)*5 + (1 - PINS/4)*5 + (ACCEL)*20 + (GYRO)*20 + (COMPASS)*20 + (PISUPPORT)*50 + (DMP)*50)*I2C" office:value-type="float" office:value="65" calcext:value-type="float">
            <text:p>65.00</text:p>
          </table:table-cell>
          <table:table-cell office:value-type="string" calcext:value-type="string">
            <text:p>SparkFun 9 Degrees of Freedom - Sensor Stick</text:p>
          </table:table-cell>
          <table:table-cell office:value-type="currency" office:currency="USD" office:value="50" calcext:value-type="currency">
            <text:p>$5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sparkfun.com/products/10724</text:p>
          </table:table-cell>
          <table:table-cell table:number-columns-repeated="1006"/>
        </table:table-row>
        <table:table-row table:style-name="ro1">
          <table:table-cell table:formula="of:=((1-PRICE/50)*10 + (1-'Accuracy'/2)*5 + (VOLTAGE=&quot;3-5&quot;)*5 + (1 - PINS/4)*5 + (ACCEL)*20 + (GYRO)*20 + (COMPASS)*20 + (PISUPPORT)*50 + (DMP)*50)*I2C" office:value-type="float" office:value="32.95" calcext:value-type="float">
            <text:p>32.95</text:p>
          </table:table-cell>
          <table:table-cell office:value-type="string" calcext:value-type="string">
            <text:p>GY-273 HMC5883L</text:p>
          </table:table-cell>
          <table:table-cell office:value-type="currency" office:currency="USD" office:value="4" calcext:value-type="currency">
            <text:p>$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uxcell-HMC5883L-Magnetic-Electronic-Compass/dp/B00GYVDBQY</text:p>
          </table:table-cell>
          <table:table-cell office:value-type="string" calcext:value-type="string">
            <text:p>http://henrysbench.capnfatz.com/henrys-bench/arduino-sensors-and-input/arduino-gy-273-hmc5883l-magnetometer-compass-tutorial/</text:p>
          </table:table-cell>
          <table:table-cell table:number-columns-repeated="1005"/>
        </table:table-row>
        <table:table-row table:style-name="ro1">
          <table:table-cell table:formula="of:=((1-PRICE/50)*10 + (1-'Accuracy'/2)*5 + (VOLTAGE=&quot;3-5&quot;)*5 + (1 - PINS/4)*5 + (ACCEL)*20 + (GYRO)*20 + (COMPASS)*20 + (PISUPPORT)*50 + (DMP)*50)*I2C" office:value-type="float" office:value="30.5" calcext:value-type="float">
            <text:p>30.50</text:p>
          </table:table-cell>
          <table:table-cell office:value-type="string" calcext:value-type="string">
            <text:p>HMC5883L</text:p>
          </table:table-cell>
          <table:table-cell office:value-type="currency" office:currency="USD" office:value="10" calcext:value-type="currency">
            <text:p>$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dafruit.com/product/1746</text:p>
          </table:table-cell>
          <table:table-cell table:number-columns-repeated="1006"/>
        </table:table-row>
        <table:table-row table:style-name="ro1">
          <table:table-cell table:formula="of:=((1-PRICE/50)*10 + (1-'Accuracy'/2)*5 + (VOLTAGE=&quot;3-5&quot;)*5 + (1 - PINS/4)*5 + (ACCEL)*20 + (GYRO)*20 + (COMPASS)*20 + (PISUPPORT)*50 + (DMP)*50)*I2C" office:value-type="float" office:value="27" calcext:value-type="float">
            <text:p>27.00</text:p>
          </table:table-cell>
          <table:table-cell office:value-type="string" calcext:value-type="string">
            <text:p>Grove - 3-Axis Digital Compass</text:p>
          </table:table-cell>
          <table:table-cell office:value-type="currency" office:currency="USD" office:value="15" calcext:value-type="currency">
            <text:p>$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eedstudio.com/item_detail.html?p_id=759</text:p>
          </table:table-cell>
          <table:table-cell table:number-columns-repeated="1006"/>
        </table:table-row>
        <table:table-row table:style-name="ro1">
          <table:table-cell table:formula="of:=((1-PRICE/50)*10 + (1-'Accuracy'/2)*5 + (VOLTAGE=&quot;3-5&quot;)*5 + (1 - PINS/4)*5 + (ACCEL)*20 + (GYRO)*20 + (COMPASS)*20 + (PISUPPORT)*50 + (DMP)*50)*I2C" office:value-type="float" office:value="25" calcext:value-type="float">
            <text:p>25.00</text:p>
          </table:table-cell>
          <table:table-cell office:value-type="string" calcext:value-type="string">
            <text:p>HMC6343</text:p>
          </table:table-cell>
          <table:table-cell office:value-type="currency" office:currency="USD" office:value="150" calcext:value-type="currency">
            <text:p>$1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sparkfun.com/products/12916</text:p>
          </table:table-cell>
          <table:table-cell table:number-columns-repeated="100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CCEL" table:base-cell-address="$Sheet1.$G$1" table:cell-range-address="$Sheet1.$H$1:.$H$1048576"/>
        <table:named-range table:name="ARDUINO" table:base-cell-address="$Sheet1.$F$1" table:cell-range-address="$Sheet1.$F$1:.$F$1048576"/>
        <table:named-range table:name="COMPASS" table:base-cell-address="$Sheet1.$I$1" table:cell-range-address="$Sheet1.$J$1:.$J$1048576"/>
        <table:named-range table:name="DMP" table:base-cell-address="$Sheet1.$O$1" table:cell-range-address="$Sheet1.$O$1:.$O$1048576"/>
        <table:named-range table:name="GYRO" table:base-cell-address="$Sheet1.$H$1" table:cell-range-address="$Sheet1.$I$1:.$I$1048576"/>
        <table:named-range table:name="I2C" table:base-cell-address="$Sheet1.$G$1" table:cell-range-address="$Sheet1.$N$1:.$N$1048576"/>
        <table:named-range table:name="LENGTH" table:base-cell-address="$Sheet1.$E$1" table:cell-range-address="$Sheet1.$E$1:.$E$1048576"/>
        <table:named-range table:name="PINS" table:base-cell-address="$Sheet1.$I$1" table:cell-range-address="$Sheet1.$M$1:.$M$1048576"/>
        <table:named-range table:name="PISUPPORT" table:base-cell-address="$Sheet1.$G$1" table:cell-range-address="$Sheet1.$G$1:.$G$1048576"/>
        <table:named-range table:name="PRICE" table:base-cell-address="$Sheet1.$C$1" table:cell-range-address="$Sheet1.$C$1:.$C$1048576"/>
        <table:named-range table:name="VOLTAGE" table:base-cell-address="$Sheet1.$H$1" table:cell-range-address="$Sheet1.$L$1:.$L$1048576"/>
        <table:named-range table:name="WIDTH" table:base-cell-address="$Sheet1.$D$1" table:cell-range-address="$Sheet1.$D$1:.$D$1048576"/>
      </table:named-expressions>
      <table:database-ranges>
        <table:database-range table:name="__Anonymous_Sheet_DB__0" table:target-range-address="Sheet1.A1:Sheet1.S1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09:13:14.071826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7-06T11:47:58.322029725</meta:creation-date>
    <dc:date>2016-07-24T23:16:24.260426455</dc:date>
    <dc:creator>chris </dc:creator>
    <meta:editing-duration>PT12H8M14S</meta:editing-duration>
    <meta:editing-cycles>26</meta:editing-cycles>
    <meta:generator>LibreOffice/4.2.8.2$Linux_X86_64 LibreOffice_project/420m0$Build-2</meta:generator>
    <meta:document-statistic meta:table-count="1" meta:cell-count="177" meta:object-count="0"/>
  </office:meta>
</office:document-meta>
</file>